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3" style:family="table-column">
      <style:table-column-properties fo:break-before="auto" style:column-width="52.03mm"/>
    </style:style>
    <style:style style:name="co4" style:family="table-column">
      <style:table-column-properties fo:break-before="auto" style:column-width="41.35mm"/>
    </style:style>
    <style:style style:name="co5" style:family="table-column">
      <style:table-column-properties fo:break-before="auto" style:column-width="56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5.67mm" svg:height="125.31mm" svg:x="20.3mm" svg:y="473.69mm">
            <draw:object draw:notify-on-update-of-ranges="Sheet1.A18:Sheet1.A115 Sheet1.C17:Sheet1.C17 Sheet1.C18:Sheet1.C115 Sheet1.A18:Sheet1.A115 Sheet1.E17:Sheet1.E17 Sheet1.E18:Sheet1.E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“010010”</text:p>
          </table:table-cell>
          <table:table-cell office:value-type="string" calcext:value-type="string">
            <text:p>Name= Jan Mayen</text:p>
          </table:table-cell>
          <table:table-cell office:value-type="string" calcext:value-type="string">
            <text:p>Source ID= 5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 office:value-type="string" calcext:value-type="string">
            <text:p>Source file= Jones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at= <text:s text:c="2"/>70.9</text:p>
          </table:table-cell>
          <table:table-cell office:value-type="string" calcext:value-type="string">
            <text:p>Jones data to= 2017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ong= <text:s text:c="3"/>8.7</text:p>
          </table:table-cell>
          <table:table-cell office:value-type="string" calcext:value-type="string">
            <text:p>Normal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eight= 10</text:p>
          </table:table-cell>
          <table:table-cell office:value-type="string" calcext:value-type="string">
            <text:p>Normals source start year= 19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 office:value-type="string" calcext:value-type="string">
            <text:p>Normal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End year= 2018</text:p>
          </table:table-cell>
          <table:table-cell office:value-type="string" calcext:value-type="string">
            <text:p>Normals= <text:s/>-5.7 <text:s/>-6.1 <text:s/>-6.1 <text:s/>-3.9 <text:s/>-0.7 <text:s text:c="2"/>2.0 <text:s text:c="2"/>4.2 <text:s text:c="2"/>5.0 <text:s text:c="2"/>2.8 <text:s text:c="2"/>0.1 <text:s/>-3.3 <text:s/>-5.2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 office:value-type="string" calcext:value-type="string">
            <text:p>Standard deviation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start year= 194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= <text:s text:c="2"/>3.0 <text:s text:c="2"/>3.0 <text:s text:c="2"/>2.5 <text:s text:c="2"/>1.7 <text:s text:c="2"/>1.0 <text:s text:c="2"/>0.9 <text:s text:c="2"/>0.8 <text:s text:c="2"/>1.1 <text:s text:c="2"/>1.1 <text:s text:c="2"/>1.6 <text:s text:c="2"/>2.2 <text:s text:c="2"/>2.5 </text:p>
          </table:table-cell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 (Yr)</text:p>
          </table:table-cell>
          <table:table-cell office:value-type="string" calcext:value-type="string">
            <text:p>5 Year rolling AvStDev</text:p>
          </table:table-cell>
          <table:table-cell office:value-type="string" calcext:value-type="string">
            <text:p>StdDev 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18:.Q18])" office:value-type="float" office:value="-1.525" calcext:value-type="float">
            <text:p>-1.525</text:p>
          </table:table-cell>
          <table:table-cell/>
          <table:table-cell table:formula="of:=STDEV([.F18:.Q18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19:.Q19])" office:value-type="float" office:value="-0.516666666666667" calcext:value-type="float">
            <text:p>-0.517</text:p>
          </table:table-cell>
          <table:table-cell/>
          <table:table-cell table:formula="of:=STDEV([.F19:.Q19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20:.Q20])" office:value-type="float" office:value="-0.725" calcext:value-type="float">
            <text:p>-0.725</text:p>
          </table:table-cell>
          <table:table-cell/>
          <table:table-cell table:formula="of:=STDEV([.F20:.Q20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21:.Q21])" office:value-type="float" office:value="-0.0416666666666667" calcext:value-type="float">
            <text:p>-0.042</text:p>
          </table:table-cell>
          <table:table-cell/>
          <table:table-cell table:formula="of:=STDEV([.F21:.Q21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18:.C22])" office:value-type="float" office:value="-0.556666666666667" calcext:value-type="float">
            <text:p>-0.557</text:p>
          </table:table-cell>
          <table:table-cell table:formula="of:=AVERAGE([.F22:.Q22])" office:value-type="float" office:value="0.025" calcext:value-type="float">
            <text:p>0.025</text:p>
          </table:table-cell>
          <table:table-cell table:formula="of:=AVERAGE([.E18:.E22])" office:value-type="float" office:value="3.78018585170966" calcext:value-type="float">
            <text:p>3.780</text:p>
          </table:table-cell>
          <table:table-cell table:formula="of:=STDEV([.F22:.Q22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19:.C23])" office:value-type="float" office:value="-0.278333333333333" calcext:value-type="float">
            <text:p>-0.278</text:p>
          </table:table-cell>
          <table:table-cell table:formula="of:=AVERAGE([.F23:.Q23])" office:value-type="float" office:value="-0.133333333333333" calcext:value-type="float">
            <text:p>-0.133</text:p>
          </table:table-cell>
          <table:table-cell table:formula="of:=AVERAGE([.E19:.E23])" office:value-type="float" office:value="3.70995771952932" calcext:value-type="float">
            <text:p>3.710</text:p>
          </table:table-cell>
          <table:table-cell table:formula="of:=STDEV([.F23:.Q23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20:.C24])" office:value-type="float" office:value="-0.291666666666667" calcext:value-type="float">
            <text:p>-0.292</text:p>
          </table:table-cell>
          <table:table-cell table:formula="of:=AVERAGE([.F24:.Q24])" office:value-type="float" office:value="-0.583333333333333" calcext:value-type="float">
            <text:p>-0.583</text:p>
          </table:table-cell>
          <table:table-cell table:formula="of:=AVERAGE([.E20:.E24])" office:value-type="float" office:value="3.76907490937943" calcext:value-type="float">
            <text:p>3.769</text:p>
          </table:table-cell>
          <table:table-cell table:formula="of:=STDEV([.F24:.Q24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21:.C25])" office:value-type="float" office:value="-0.153333333333333" calcext:value-type="float">
            <text:p>-0.153</text:p>
          </table:table-cell>
          <table:table-cell table:formula="of:=AVERAGE([.F25:.Q25])" office:value-type="float" office:value="-0.0333333333333334" calcext:value-type="float">
            <text:p>-0.033</text:p>
          </table:table-cell>
          <table:table-cell table:formula="of:=AVERAGE([.E21:.E25])" office:value-type="float" office:value="3.77173165598959" calcext:value-type="float">
            <text:p>3.772</text:p>
          </table:table-cell>
          <table:table-cell table:formula="of:=STDEV([.F25:.Q25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22:.C26])" office:value-type="float" office:value="-0.0833333333333333" calcext:value-type="float">
            <text:p>-0.083</text:p>
          </table:table-cell>
          <table:table-cell table:formula="of:=AVERAGE([.F26:.Q26])" office:value-type="float" office:value="0.308333333333333" calcext:value-type="float">
            <text:p>0.308</text:p>
          </table:table-cell>
          <table:table-cell table:formula="of:=AVERAGE([.E22:.E26])" office:value-type="float" office:value="3.48833298758409" calcext:value-type="float">
            <text:p>3.488</text:p>
          </table:table-cell>
          <table:table-cell table:formula="of:=STDEV([.F26:.Q26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23:.C27])" office:value-type="float" office:value="0.0750000000000001" calcext:value-type="float">
            <text:p>0.075</text:p>
          </table:table-cell>
          <table:table-cell table:formula="of:=AVERAGE([.F27:.Q27])" office:value-type="float" office:value="0.816666666666667" calcext:value-type="float">
            <text:p>0.817</text:p>
          </table:table-cell>
          <table:table-cell table:formula="of:=AVERAGE([.E23:.E27])" office:value-type="float" office:value="3.51923776830091" calcext:value-type="float">
            <text:p>3.519</text:p>
          </table:table-cell>
          <table:table-cell table:formula="of:=STDEV([.F27:.Q27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24:.C28])" office:value-type="float" office:value="0.0816666666666667" calcext:value-type="float">
            <text:p>0.082</text:p>
          </table:table-cell>
          <table:table-cell table:formula="of:=AVERAGE([.F28:.Q28])" office:value-type="float" office:value="-0.1" calcext:value-type="float">
            <text:p>-0.100</text:p>
          </table:table-cell>
          <table:table-cell table:formula="of:=AVERAGE([.E24:.E28])" office:value-type="float" office:value="3.54981698855531" calcext:value-type="float">
            <text:p>3.550</text:p>
          </table:table-cell>
          <table:table-cell table:formula="of:=STDEV([.F28:.Q28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25:.C29])" office:value-type="float" office:value="0.171666666666667" calcext:value-type="float">
            <text:p>0.172</text:p>
          </table:table-cell>
          <table:table-cell table:formula="of:=AVERAGE([.F29:.Q29])" office:value-type="float" office:value="-0.133333333333333" calcext:value-type="float">
            <text:p>-0.133</text:p>
          </table:table-cell>
          <table:table-cell table:formula="of:=AVERAGE([.E25:.E29])" office:value-type="float" office:value="3.52028307440654" calcext:value-type="float">
            <text:p>3.520</text:p>
          </table:table-cell>
          <table:table-cell table:formula="of:=STDEV([.F29:.Q29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26:.C30])" office:value-type="float" office:value="0.325" calcext:value-type="float">
            <text:p>0.325</text:p>
          </table:table-cell>
          <table:table-cell table:formula="of:=AVERAGE([.F30:.Q30])" office:value-type="float" office:value="0.733333333333333" calcext:value-type="float">
            <text:p>0.733</text:p>
          </table:table-cell>
          <table:table-cell table:formula="of:=AVERAGE([.E26:.E30])" office:value-type="float" office:value="3.72644134430031" calcext:value-type="float">
            <text:p>3.726</text:p>
          </table:table-cell>
          <table:table-cell table:formula="of:=STDEV([.F30:.Q30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27:.C31])" office:value-type="float" office:value="0.368333333333333" calcext:value-type="float">
            <text:p>0.368</text:p>
          </table:table-cell>
          <table:table-cell table:formula="of:=AVERAGE([.F31:.Q31])" office:value-type="float" office:value="0.525" calcext:value-type="float">
            <text:p>0.525</text:p>
          </table:table-cell>
          <table:table-cell table:formula="of:=AVERAGE([.E27:.E31])" office:value-type="float" office:value="4.20595917622085" calcext:value-type="float">
            <text:p>4.206</text:p>
          </table:table-cell>
          <table:table-cell table:formula="of:=STDEV([.F31:.Q31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28:.C32])" office:value-type="float" office:value="0.121666666666667" calcext:value-type="float">
            <text:p>0.122</text:p>
          </table:table-cell>
          <table:table-cell table:formula="of:=AVERAGE([.F32:.Q32])" office:value-type="float" office:value="-0.416666666666667" calcext:value-type="float">
            <text:p>-0.417</text:p>
          </table:table-cell>
          <table:table-cell table:formula="of:=AVERAGE([.E28:.E32])" office:value-type="float" office:value="4.09950244070348" calcext:value-type="float">
            <text:p>4.100</text:p>
          </table:table-cell>
          <table:table-cell table:formula="of:=STDEV([.F32:.Q32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29:.C33])" office:value-type="float" office:value="-0.0383333333333334" calcext:value-type="float">
            <text:p>-0.038</text:p>
          </table:table-cell>
          <table:table-cell table:formula="of:=AVERAGE([.F33:.Q33])" office:value-type="float" office:value="-0.9" calcext:value-type="float">
            <text:p>-0.900</text:p>
          </table:table-cell>
          <table:table-cell table:formula="of:=AVERAGE([.E29:.E33])" office:value-type="float" office:value="4.26703317294936" calcext:value-type="float">
            <text:p>4.267</text:p>
          </table:table-cell>
          <table:table-cell table:formula="of:=STDEV([.F33:.Q33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30:.C34])" office:value-type="float" office:value="-0.0233333333333333" calcext:value-type="float">
            <text:p>-0.023</text:p>
          </table:table-cell>
          <table:table-cell table:formula="of:=AVERAGE([.F34:.Q34])" office:value-type="float" office:value="-0.0583333333333332" calcext:value-type="float">
            <text:p>-0.058</text:p>
          </table:table-cell>
          <table:table-cell table:formula="of:=AVERAGE([.E30:.E34])" office:value-type="float" office:value="4.28883326622732" calcext:value-type="float">
            <text:p>4.289</text:p>
          </table:table-cell>
          <table:table-cell table:formula="of:=STDEV([.F34:.Q34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31:.C35])" office:value-type="float" office:value="-0.0883333333333333" calcext:value-type="float">
            <text:p>-0.088</text:p>
          </table:table-cell>
          <table:table-cell table:formula="of:=AVERAGE([.F35:.Q35])" office:value-type="float" office:value="0.408333333333333" calcext:value-type="float">
            <text:p>0.408</text:p>
          </table:table-cell>
          <table:table-cell table:formula="of:=AVERAGE([.E31:.E35])" office:value-type="float" office:value="4.30746481878179" calcext:value-type="float">
            <text:p>4.307</text:p>
          </table:table-cell>
          <table:table-cell table:formula="of:=STDEV([.F35:.Q35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32:.C36])" office:value-type="float" office:value="-0.153333333333333" calcext:value-type="float">
            <text:p>-0.153</text:p>
          </table:table-cell>
          <table:table-cell table:formula="of:=AVERAGE([.F36:.Q36])" office:value-type="float" office:value="0.2" calcext:value-type="float">
            <text:p>0.200</text:p>
          </table:table-cell>
          <table:table-cell table:formula="of:=AVERAGE([.E32:.E36])" office:value-type="float" office:value="4.11101590997128" calcext:value-type="float">
            <text:p>4.111</text:p>
          </table:table-cell>
          <table:table-cell table:formula="of:=STDEV([.F36:.Q36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33:.C37])" office:value-type="float" office:value="-0.161666666666667" calcext:value-type="float">
            <text:p>-0.162</text:p>
          </table:table-cell>
          <table:table-cell table:formula="of:=AVERAGE([.F37:.Q37])" office:value-type="float" office:value="-0.458333333333334" calcext:value-type="float">
            <text:p>-0.458</text:p>
          </table:table-cell>
          <table:table-cell table:formula="of:=AVERAGE([.E33:.E37])" office:value-type="float" office:value="4.23318568357817" calcext:value-type="float">
            <text:p>4.233</text:p>
          </table:table-cell>
          <table:table-cell table:formula="of:=STDEV([.F37:.Q37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34:.C38])" office:value-type="float" office:value="-0.146666666666667" calcext:value-type="float">
            <text:p>-0.147</text:p>
          </table:table-cell>
          <table:table-cell table:formula="of:=AVERAGE([.F38:.Q38])" office:value-type="float" office:value="-0.825" calcext:value-type="float">
            <text:p>-0.825</text:p>
          </table:table-cell>
          <table:table-cell table:formula="of:=AVERAGE([.E34:.E38])" office:value-type="float" office:value="4.20657032348012" calcext:value-type="float">
            <text:p>4.207</text:p>
          </table:table-cell>
          <table:table-cell table:formula="of:=STDEV([.F38:.Q38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35:.C39])" office:value-type="float" office:value="-0.563333333333333" calcext:value-type="float">
            <text:p>-0.563</text:p>
          </table:table-cell>
          <table:table-cell table:formula="of:=AVERAGE([.F39:.Q39])" office:value-type="float" office:value="-2.14166666666667" calcext:value-type="float">
            <text:p>-2.142</text:p>
          </table:table-cell>
          <table:table-cell table:formula="of:=AVERAGE([.E35:.E39])" office:value-type="float" office:value="4.47521399851702" calcext:value-type="float">
            <text:p>4.475</text:p>
          </table:table-cell>
          <table:table-cell table:formula="of:=STDEV([.F39:.Q39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36:.C40])" office:value-type="float" office:value="-1.13166666666667" calcext:value-type="float">
            <text:p>-1.132</text:p>
          </table:table-cell>
          <table:table-cell table:formula="of:=AVERAGE([.F40:.Q40])" office:value-type="float" office:value="-2.43333333333333" calcext:value-type="float">
            <text:p>-2.433</text:p>
          </table:table-cell>
          <table:table-cell table:formula="of:=AVERAGE([.E36:.E40])" office:value-type="float" office:value="4.67906771947636" calcext:value-type="float">
            <text:p>4.679</text:p>
          </table:table-cell>
          <table:table-cell table:formula="of:=STDEV([.F40:.Q40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37:.C41])" office:value-type="float" office:value="-1.37" calcext:value-type="float">
            <text:p>-1.370</text:p>
          </table:table-cell>
          <table:table-cell table:formula="of:=AVERAGE([.F41:.Q41])" office:value-type="float" office:value="-0.991666666666667" calcext:value-type="float">
            <text:p>-0.992</text:p>
          </table:table-cell>
          <table:table-cell table:formula="of:=AVERAGE([.E37:.E41])" office:value-type="float" office:value="4.69991687332811" calcext:value-type="float">
            <text:p>4.700</text:p>
          </table:table-cell>
          <table:table-cell table:formula="of:=STDEV([.F41:.Q41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38:.C42])" office:value-type="float" office:value="-1.29833333333333" calcext:value-type="float">
            <text:p>-1.298</text:p>
          </table:table-cell>
          <table:table-cell table:formula="of:=AVERAGE([.F42:.Q42])" office:value-type="float" office:value="-0.1" calcext:value-type="float">
            <text:p>-0.100</text:p>
          </table:table-cell>
          <table:table-cell table:formula="of:=AVERAGE([.E38:.E42])" office:value-type="float" office:value="4.69512957251744" calcext:value-type="float">
            <text:p>4.695</text:p>
          </table:table-cell>
          <table:table-cell table:formula="of:=STDEV([.F42:.Q42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39:.C43])" office:value-type="float" office:value="-1.035" calcext:value-type="float">
            <text:p>-1.035</text:p>
          </table:table-cell>
          <table:table-cell table:formula="of:=AVERAGE([.F43:.Q43])" office:value-type="float" office:value="0.491666666666666" calcext:value-type="float">
            <text:p>0.492</text:p>
          </table:table-cell>
          <table:table-cell table:formula="of:=AVERAGE([.E39:.E43])" office:value-type="float" office:value="4.59736076630272" calcext:value-type="float">
            <text:p>4.597</text:p>
          </table:table-cell>
          <table:table-cell table:formula="of:=STDEV([.F43:.Q43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40:.C44])" office:value-type="float" office:value="-0.645" calcext:value-type="float">
            <text:p>-0.645</text:p>
          </table:table-cell>
          <table:table-cell table:formula="of:=AVERAGE([.F44:.Q44])" office:value-type="float" office:value="-0.191666666666666" calcext:value-type="float">
            <text:p>-0.192</text:p>
          </table:table-cell>
          <table:table-cell table:formula="of:=AVERAGE([.E40:.E44])" office:value-type="float" office:value="4.53323117501577" calcext:value-type="float">
            <text:p>4.533</text:p>
          </table:table-cell>
          <table:table-cell table:formula="of:=STDEV([.F44:.Q44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41:.C45])" office:value-type="float" office:value="-0.398333333333333" calcext:value-type="float">
            <text:p>-0.398</text:p>
          </table:table-cell>
          <table:table-cell table:formula="of:=AVERAGE([.F45:.Q45])" office:value-type="float" office:value="-1.2" calcext:value-type="float">
            <text:p>-1.200</text:p>
          </table:table-cell>
          <table:table-cell table:formula="of:=AVERAGE([.E41:.E45])" office:value-type="float" office:value="4.23169311763457" calcext:value-type="float">
            <text:p>4.232</text:p>
          </table:table-cell>
          <table:table-cell table:formula="of:=STDEV([.F45:.Q45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42:.C46])" office:value-type="float" office:value="-0.29" calcext:value-type="float">
            <text:p>-0.290</text:p>
          </table:table-cell>
          <table:table-cell table:formula="of:=AVERAGE([.F46:.Q46])" office:value-type="float" office:value="-0.45" calcext:value-type="float">
            <text:p>-0.450</text:p>
          </table:table-cell>
          <table:table-cell table:formula="of:=AVERAGE([.E42:.E46])" office:value-type="float" office:value="4.09770557361138" calcext:value-type="float">
            <text:p>4.098</text:p>
          </table:table-cell>
          <table:table-cell table:formula="of:=STDEV([.F46:.Q46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43:.C47])" office:value-type="float" office:value="-0.183333333333333" calcext:value-type="float">
            <text:p>-0.183</text:p>
          </table:table-cell>
          <table:table-cell table:formula="of:=AVERAGE([.F47:.Q47])" office:value-type="float" office:value="0.433333333333333" calcext:value-type="float">
            <text:p>0.433</text:p>
          </table:table-cell>
          <table:table-cell table:formula="of:=AVERAGE([.E43:.E47])" office:value-type="float" office:value="4.05853889580282" calcext:value-type="float">
            <text:p>4.059</text:p>
          </table:table-cell>
          <table:table-cell table:formula="of:=STDEV([.F47:.Q47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44:.C48])" office:value-type="float" office:value="-0.485" calcext:value-type="float">
            <text:p>-0.485</text:p>
          </table:table-cell>
          <table:table-cell table:formula="of:=AVERAGE([.F48:.Q48])" office:value-type="float" office:value="-1.01666666666667" calcext:value-type="float">
            <text:p>-1.017</text:p>
          </table:table-cell>
          <table:table-cell table:formula="of:=AVERAGE([.E44:.E48])" office:value-type="float" office:value="4.05384963760053" calcext:value-type="float">
            <text:p>4.054</text:p>
          </table:table-cell>
          <table:table-cell table:formula="of:=STDEV([.F48:.Q48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45:.C49])" office:value-type="float" office:value="-0.545" calcext:value-type="float">
            <text:p>-0.545</text:p>
          </table:table-cell>
          <table:table-cell table:formula="of:=AVERAGE([.F49:.Q49])" office:value-type="float" office:value="-0.491666666666667" calcext:value-type="float">
            <text:p>-0.492</text:p>
          </table:table-cell>
          <table:table-cell table:formula="of:=AVERAGE([.E45:.E49])" office:value-type="float" office:value="3.81131516535643" calcext:value-type="float">
            <text:p>3.811</text:p>
          </table:table-cell>
          <table:table-cell table:formula="of:=STDEV([.F49:.Q49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46:.C50])" office:value-type="float" office:value="-0.305" calcext:value-type="float">
            <text:p>-0.305</text:p>
          </table:table-cell>
          <table:table-cell table:formula="of:=AVERAGE([.F50:.Q50])" office:value-type="float" office:value="0" calcext:value-type="float">
            <text:p>0.000</text:p>
          </table:table-cell>
          <table:table-cell table:formula="of:=AVERAGE([.E46:.E50])" office:value-type="float" office:value="4.03626002399851" calcext:value-type="float">
            <text:p>4.036</text:p>
          </table:table-cell>
          <table:table-cell table:formula="of:=STDEV([.F50:.Q50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47:.C51])" office:value-type="float" office:value="-0.338333333333333" calcext:value-type="float">
            <text:p>-0.338</text:p>
          </table:table-cell>
          <table:table-cell table:formula="of:=AVERAGE([.F51:.Q51])" office:value-type="float" office:value="-0.616666666666667" calcext:value-type="float">
            <text:p>-0.617</text:p>
          </table:table-cell>
          <table:table-cell table:formula="of:=AVERAGE([.E47:.E51])" office:value-type="float" office:value="4.12314724868251" calcext:value-type="float">
            <text:p>4.123</text:p>
          </table:table-cell>
          <table:table-cell table:formula="of:=STDEV([.F51:.Q51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48:.C52])" office:value-type="float" office:value="-0.718333333333333" calcext:value-type="float">
            <text:p>-0.718</text:p>
          </table:table-cell>
          <table:table-cell table:formula="of:=AVERAGE([.F52:.Q52])" office:value-type="float" office:value="-1.46666666666667" calcext:value-type="float">
            <text:p>-1.467</text:p>
          </table:table-cell>
          <table:table-cell table:formula="of:=AVERAGE([.E48:.E52])" office:value-type="float" office:value="4.27153679537585" calcext:value-type="float">
            <text:p>4.272</text:p>
          </table:table-cell>
          <table:table-cell table:formula="of:=STDEV([.F52:.Q52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49:.C53])" office:value-type="float" office:value="-0.61" calcext:value-type="float">
            <text:p>-0.610</text:p>
          </table:table-cell>
          <table:table-cell table:formula="of:=AVERAGE([.F53:.Q53])" office:value-type="float" office:value="-0.475" calcext:value-type="float">
            <text:p>-0.475</text:p>
          </table:table-cell>
          <table:table-cell table:formula="of:=AVERAGE([.E49:.E53])" office:value-type="float" office:value="4.06201397635292" calcext:value-type="float">
            <text:p>4.062</text:p>
          </table:table-cell>
          <table:table-cell table:formula="of:=STDEV([.F53:.Q53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50:.C54])" office:value-type="float" office:value="-0.501666666666667" calcext:value-type="float">
            <text:p>-0.502</text:p>
          </table:table-cell>
          <table:table-cell table:formula="of:=AVERAGE([.F54:.Q54])" office:value-type="float" office:value="0.05" calcext:value-type="float">
            <text:p>0.050</text:p>
          </table:table-cell>
          <table:table-cell table:formula="of:=AVERAGE([.E50:.E54])" office:value-type="float" office:value="3.91983245622993" calcext:value-type="float">
            <text:p>3.920</text:p>
          </table:table-cell>
          <table:table-cell table:formula="of:=STDEV([.F54:.Q54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51:.C55])" office:value-type="float" office:value="-0.465" calcext:value-type="float">
            <text:p>-0.465</text:p>
          </table:table-cell>
          <table:table-cell table:formula="of:=AVERAGE([.F55:.Q55])" office:value-type="float" office:value="0.183333333333333" calcext:value-type="float">
            <text:p>0.183</text:p>
          </table:table-cell>
          <table:table-cell table:formula="of:=AVERAGE([.E51:.E55])" office:value-type="float" office:value="3.65723698581774" calcext:value-type="float">
            <text:p>3.657</text:p>
          </table:table-cell>
          <table:table-cell table:formula="of:=STDEV([.F55:.Q55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52:.C56])" office:value-type="float" office:value="-0.481666666666667" calcext:value-type="float">
            <text:p>-0.482</text:p>
          </table:table-cell>
          <table:table-cell table:formula="of:=AVERAGE([.F56:.Q56])" office:value-type="float" office:value="-0.7" calcext:value-type="float">
            <text:p>-0.700</text:p>
          </table:table-cell>
          <table:table-cell table:formula="of:=AVERAGE([.E52:.E56])" office:value-type="float" office:value="3.65031703436125" calcext:value-type="float">
            <text:p>3.650</text:p>
          </table:table-cell>
          <table:table-cell table:formula="of:=STDEV([.F56:.Q56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53:.C57])" office:value-type="float" office:value="-0.0516666666666666" calcext:value-type="float">
            <text:p>-0.052</text:p>
          </table:table-cell>
          <table:table-cell table:formula="of:=AVERAGE([.F57:.Q57])" office:value-type="float" office:value="0.683333333333333" calcext:value-type="float">
            <text:p>0.683</text:p>
          </table:table-cell>
          <table:table-cell table:formula="of:=AVERAGE([.E53:.E57])" office:value-type="float" office:value="3.42947277358627" calcext:value-type="float">
            <text:p>3.429</text:p>
          </table:table-cell>
          <table:table-cell table:formula="of:=STDEV([.F57:.Q57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54:.C58])" office:value-type="float" office:value="-0.0183333333333333" calcext:value-type="float">
            <text:p>-0.018</text:p>
          </table:table-cell>
          <table:table-cell table:formula="of:=AVERAGE([.F58:.Q58])" office:value-type="float" office:value="-0.308333333333333" calcext:value-type="float">
            <text:p>-0.308</text:p>
          </table:table-cell>
          <table:table-cell table:formula="of:=AVERAGE([.E54:.E58])" office:value-type="float" office:value="3.73192556461659" calcext:value-type="float">
            <text:p>3.732</text:p>
          </table:table-cell>
          <table:table-cell table:formula="of:=STDEV([.F58:.Q58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55:.C59])" office:value-type="float" office:value="-0.208333333333333" calcext:value-type="float">
            <text:p>-0.208</text:p>
          </table:table-cell>
          <table:table-cell table:formula="of:=AVERAGE([.F59:.Q59])" office:value-type="float" office:value="-0.9" calcext:value-type="float">
            <text:p>-0.900</text:p>
          </table:table-cell>
          <table:table-cell table:formula="of:=AVERAGE([.E55:.E59])" office:value-type="float" office:value="3.89452907745188" calcext:value-type="float">
            <text:p>3.895</text:p>
          </table:table-cell>
          <table:table-cell table:formula="of:=STDEV([.F59:.Q59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56:.C60])" office:value-type="float" office:value="-0.485" calcext:value-type="float">
            <text:p>-0.485</text:p>
          </table:table-cell>
          <table:table-cell table:formula="of:=AVERAGE([.F60:.Q60])" office:value-type="float" office:value="-1.2" calcext:value-type="float">
            <text:p>-1.200</text:p>
          </table:table-cell>
          <table:table-cell table:formula="of:=AVERAGE([.E56:.E60])" office:value-type="float" office:value="4.17215737367272" calcext:value-type="float">
            <text:p>4.172</text:p>
          </table:table-cell>
          <table:table-cell table:formula="of:=STDEV([.F60:.Q60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57:.C61])" office:value-type="float" office:value="-0.636666666666667" calcext:value-type="float">
            <text:p>-0.637</text:p>
          </table:table-cell>
          <table:table-cell table:formula="of:=AVERAGE([.F61:.Q61])" office:value-type="float" office:value="-1.45833333333333" calcext:value-type="float">
            <text:p>-1.458</text:p>
          </table:table-cell>
          <table:table-cell table:formula="of:=AVERAGE([.E57:.E61])" office:value-type="float" office:value="4.13135737549192" calcext:value-type="float">
            <text:p>4.131</text:p>
          </table:table-cell>
          <table:table-cell table:formula="of:=STDEV([.F61:.Q61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58:.C62])" office:value-type="float" office:value="-1.12666666666667" calcext:value-type="float">
            <text:p>-1.127</text:p>
          </table:table-cell>
          <table:table-cell table:formula="of:=AVERAGE([.F62:.Q62])" office:value-type="float" office:value="-1.76666666666667" calcext:value-type="float">
            <text:p>-1.767</text:p>
          </table:table-cell>
          <table:table-cell table:formula="of:=AVERAGE([.E58:.E62])" office:value-type="float" office:value="4.4227864965102" calcext:value-type="float">
            <text:p>4.423</text:p>
          </table:table-cell>
          <table:table-cell table:formula="of:=STDEV([.F62:.Q62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59:.C63])" office:value-type="float" office:value="-1.50666666666667" calcext:value-type="float">
            <text:p>-1.507</text:p>
          </table:table-cell>
          <table:table-cell table:formula="of:=AVERAGE([.F63:.Q63])" office:value-type="float" office:value="-2.20833333333333" calcext:value-type="float">
            <text:p>-2.208</text:p>
          </table:table-cell>
          <table:table-cell table:formula="of:=AVERAGE([.E59:.E63])" office:value-type="float" office:value="4.54909611048915" calcext:value-type="float">
            <text:p>4.549</text:p>
          </table:table-cell>
          <table:table-cell table:formula="of:=STDEV([.F63:.Q63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60:.C64])" office:value-type="float" office:value="-1.81166666666667" calcext:value-type="float">
            <text:p>-1.812</text:p>
          </table:table-cell>
          <table:table-cell table:formula="of:=AVERAGE([.F64:.Q64])" office:value-type="float" office:value="-2.425" calcext:value-type="float">
            <text:p>-2.425</text:p>
          </table:table-cell>
          <table:table-cell table:formula="of:=AVERAGE([.E60:.E64])" office:value-type="float" office:value="4.68043580530455" calcext:value-type="float">
            <text:p>4.680</text:p>
          </table:table-cell>
          <table:table-cell table:formula="of:=STDEV([.F64:.Q64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61:.C65])" office:value-type="float" office:value="-2.385" calcext:value-type="float">
            <text:p>-2.385</text:p>
          </table:table-cell>
          <table:table-cell table:formula="of:=AVERAGE([.F65:.Q65])" office:value-type="float" office:value="-4.06666666666667" calcext:value-type="float">
            <text:p>-4.067</text:p>
          </table:table-cell>
          <table:table-cell table:formula="of:=AVERAGE([.E61:.E65])" office:value-type="float" office:value="4.8413766692283" calcext:value-type="float">
            <text:p>4.841</text:p>
          </table:table-cell>
          <table:table-cell table:formula="of:=STDEV([.F65:.Q65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62:.C66])" office:value-type="float" office:value="-2.71" calcext:value-type="float">
            <text:p>-2.710</text:p>
          </table:table-cell>
          <table:table-cell table:formula="of:=AVERAGE([.F66:.Q66])" office:value-type="float" office:value="-3.08333333333333" calcext:value-type="float">
            <text:p>-3.083</text:p>
          </table:table-cell>
          <table:table-cell table:formula="of:=AVERAGE([.E62:.E66])" office:value-type="float" office:value="5.34568070097641" calcext:value-type="float">
            <text:p>5.346</text:p>
          </table:table-cell>
          <table:table-cell table:formula="of:=STDEV([.F66:.Q66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63:.C67])" office:value-type="float" office:value="-2.65833333333333" calcext:value-type="float">
            <text:p>-2.658</text:p>
          </table:table-cell>
          <table:table-cell table:formula="of:=AVERAGE([.F67:.Q67])" office:value-type="float" office:value="-1.50833333333333" calcext:value-type="float">
            <text:p>-1.508</text:p>
          </table:table-cell>
          <table:table-cell table:formula="of:=AVERAGE([.E63:.E67])" office:value-type="float" office:value="5.24749680312532" calcext:value-type="float">
            <text:p>5.247</text:p>
          </table:table-cell>
          <table:table-cell table:formula="of:=STDEV([.F67:.Q67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64:.C68])" office:value-type="float" office:value="-2.72333333333333" calcext:value-type="float">
            <text:p>-2.723</text:p>
          </table:table-cell>
          <table:table-cell table:formula="of:=AVERAGE([.F68:.Q68])" office:value-type="float" office:value="-2.53333333333333" calcext:value-type="float">
            <text:p>-2.533</text:p>
          </table:table-cell>
          <table:table-cell table:formula="of:=AVERAGE([.E64:.E68])" office:value-type="float" office:value="5.21674824936856" calcext:value-type="float">
            <text:p>5.217</text:p>
          </table:table-cell>
          <table:table-cell table:formula="of:=STDEV([.F68:.Q68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65:.C69])" office:value-type="float" office:value="-2.31333333333333" calcext:value-type="float">
            <text:p>-2.313</text:p>
          </table:table-cell>
          <table:table-cell table:formula="of:=AVERAGE([.F69:.Q69])" office:value-type="float" office:value="-0.375" calcext:value-type="float">
            <text:p>-0.375</text:p>
          </table:table-cell>
          <table:table-cell table:formula="of:=AVERAGE([.E65:.E69])" office:value-type="float" office:value="5.0551308878758" calcext:value-type="float">
            <text:p>5.055</text:p>
          </table:table-cell>
          <table:table-cell table:formula="of:=STDEV([.F69:.Q69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66:.C70])" office:value-type="float" office:value="-1.99" calcext:value-type="float">
            <text:p>-1.990</text:p>
          </table:table-cell>
          <table:table-cell table:formula="of:=AVERAGE([.F70:.Q70])" office:value-type="float" office:value="-2.45" calcext:value-type="float">
            <text:p>-2.450</text:p>
          </table:table-cell>
          <table:table-cell table:formula="of:=AVERAGE([.E66:.E70])" office:value-type="float" office:value="5.03571542067761" calcext:value-type="float">
            <text:p>5.036</text:p>
          </table:table-cell>
          <table:table-cell table:formula="of:=STDEV([.F70:.Q70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67:.C71])" office:value-type="float" office:value="-1.315" calcext:value-type="float">
            <text:p>-1.315</text:p>
          </table:table-cell>
          <table:table-cell table:formula="of:=AVERAGE([.F71:.Q71])" office:value-type="float" office:value="0.291666666666667" calcext:value-type="float">
            <text:p>0.292</text:p>
          </table:table-cell>
          <table:table-cell table:formula="of:=AVERAGE([.E67:.E71])" office:value-type="float" office:value="4.4031724877589" calcext:value-type="float">
            <text:p>4.403</text:p>
          </table:table-cell>
          <table:table-cell table:formula="of:=STDEV([.F71:.Q71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68:.C72])" office:value-type="float" office:value="-1.35833333333333" calcext:value-type="float">
            <text:p>-1.358</text:p>
          </table:table-cell>
          <table:table-cell table:formula="of:=AVERAGE([.F72:.Q72])" office:value-type="float" office:value="-1.725" calcext:value-type="float">
            <text:p>-1.725</text:p>
          </table:table-cell>
          <table:table-cell table:formula="of:=AVERAGE([.E68:.E72])" office:value-type="float" office:value="4.36922003303379" calcext:value-type="float">
            <text:p>4.369</text:p>
          </table:table-cell>
          <table:table-cell table:formula="of:=STDEV([.F72:.Q72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69:.C73])" office:value-type="float" office:value="-0.876666666666667" calcext:value-type="float">
            <text:p>-0.877</text:p>
          </table:table-cell>
          <table:table-cell table:formula="of:=AVERAGE([.F73:.Q73])" office:value-type="float" office:value="-0.125" calcext:value-type="float">
            <text:p>-0.125</text:p>
          </table:table-cell>
          <table:table-cell table:formula="of:=AVERAGE([.E69:.E73])" office:value-type="float" office:value="4.12999708088695" calcext:value-type="float">
            <text:p>4.130</text:p>
          </table:table-cell>
          <table:table-cell table:formula="of:=STDEV([.F73:.Q73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70:.C74])" office:value-type="float" office:value="-1.10666666666667" calcext:value-type="float">
            <text:p>-1.107</text:p>
          </table:table-cell>
          <table:table-cell table:formula="of:=AVERAGE([.F74:.Q74])" office:value-type="float" office:value="-1.525" calcext:value-type="float">
            <text:p>-1.525</text:p>
          </table:table-cell>
          <table:table-cell table:formula="of:=AVERAGE([.E70:.E74])" office:value-type="float" office:value="4.23447403338383" calcext:value-type="float">
            <text:p>4.234</text:p>
          </table:table-cell>
          <table:table-cell table:formula="of:=STDEV([.F74:.Q74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71:.C75])" office:value-type="float" office:value="-0.95" calcext:value-type="float">
            <text:p>-0.950</text:p>
          </table:table-cell>
          <table:table-cell table:formula="of:=AVERAGE([.F75:.Q75])" office:value-type="float" office:value="-1.66666666666667" calcext:value-type="float">
            <text:p>-1.667</text:p>
          </table:table-cell>
          <table:table-cell table:formula="of:=AVERAGE([.E71:.E75])" office:value-type="float" office:value="4.08214584968049" calcext:value-type="float">
            <text:p>4.082</text:p>
          </table:table-cell>
          <table:table-cell table:formula="of:=STDEV([.F75:.Q75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72:.C76])" office:value-type="float" office:value="-1.28833333333333" calcext:value-type="float">
            <text:p>-1.288</text:p>
          </table:table-cell>
          <table:table-cell table:formula="of:=AVERAGE([.F76:.Q76])" office:value-type="float" office:value="-1.4" calcext:value-type="float">
            <text:p>-1.400</text:p>
          </table:table-cell>
          <table:table-cell table:formula="of:=AVERAGE([.E72:.E76])" office:value-type="float" office:value="4.36495554335251" calcext:value-type="float">
            <text:p>4.365</text:p>
          </table:table-cell>
          <table:table-cell table:formula="of:=STDEV([.F76:.Q76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73:.C77])" office:value-type="float" office:value="-1.11" calcext:value-type="float">
            <text:p>-1.110</text:p>
          </table:table-cell>
          <table:table-cell table:formula="of:=AVERAGE([.F77:.Q77])" office:value-type="float" office:value="-0.833333333333333" calcext:value-type="float">
            <text:p>-0.833</text:p>
          </table:table-cell>
          <table:table-cell table:formula="of:=AVERAGE([.E73:.E77])" office:value-type="float" office:value="4.30012063824497" calcext:value-type="float">
            <text:p>4.300</text:p>
          </table:table-cell>
          <table:table-cell table:formula="of:=STDEV([.F77:.Q77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74:.C78])" office:value-type="float" office:value="-1.475" calcext:value-type="float">
            <text:p>-1.475</text:p>
          </table:table-cell>
          <table:table-cell table:formula="of:=AVERAGE([.F78:.Q78])" office:value-type="float" office:value="-1.95" calcext:value-type="float">
            <text:p>-1.950</text:p>
          </table:table-cell>
          <table:table-cell table:formula="of:=AVERAGE([.E74:.E78])" office:value-type="float" office:value="4.34943861380796" calcext:value-type="float">
            <text:p>4.349</text:p>
          </table:table-cell>
          <table:table-cell table:formula="of:=STDEV([.F78:.Q78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75:.C79])" office:value-type="float" office:value="-1.51666666666667" calcext:value-type="float">
            <text:p>-1.517</text:p>
          </table:table-cell>
          <table:table-cell table:formula="of:=AVERAGE([.F79:.Q79])" office:value-type="float" office:value="-1.73333333333333" calcext:value-type="float">
            <text:p>-1.733</text:p>
          </table:table-cell>
          <table:table-cell table:formula="of:=AVERAGE([.E75:.E79])" office:value-type="float" office:value="4.32733733399269" calcext:value-type="float">
            <text:p>4.327</text:p>
          </table:table-cell>
          <table:table-cell table:formula="of:=STDEV([.F79:.Q79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76:.C80])" office:value-type="float" office:value="-1.46" calcext:value-type="float">
            <text:p>-1.460</text:p>
          </table:table-cell>
          <table:table-cell table:formula="of:=AVERAGE([.F80:.Q80])" office:value-type="float" office:value="-1.38333333333333" calcext:value-type="float">
            <text:p>-1.383</text:p>
          </table:table-cell>
          <table:table-cell table:formula="of:=AVERAGE([.E76:.E80])" office:value-type="float" office:value="4.08978553646382" calcext:value-type="float">
            <text:p>4.090</text:p>
          </table:table-cell>
          <table:table-cell table:formula="of:=STDEV([.F80:.Q80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77:.C81])" office:value-type="float" office:value="-1.04" calcext:value-type="float">
            <text:p>-1.040</text:p>
          </table:table-cell>
          <table:table-cell table:formula="of:=AVERAGE([.F81:.Q81])" office:value-type="float" office:value="0.7" calcext:value-type="float">
            <text:p>0.700</text:p>
          </table:table-cell>
          <table:table-cell table:formula="of:=AVERAGE([.E77:.E81])" office:value-type="float" office:value="3.73934299816657" calcext:value-type="float">
            <text:p>3.739</text:p>
          </table:table-cell>
          <table:table-cell table:formula="of:=STDEV([.F81:.Q81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78:.C82])" office:value-type="float" office:value="-1.14" calcext:value-type="float">
            <text:p>-1.140</text:p>
          </table:table-cell>
          <table:table-cell table:formula="of:=AVERAGE([.F82:.Q82])" office:value-type="float" office:value="-1.33333333333333" calcext:value-type="float">
            <text:p>-1.333</text:p>
          </table:table-cell>
          <table:table-cell table:formula="of:=AVERAGE([.E78:.E82])" office:value-type="float" office:value="3.7752108371396" calcext:value-type="float">
            <text:p>3.775</text:p>
          </table:table-cell>
          <table:table-cell table:formula="of:=STDEV([.F82:.Q82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79:.C83])" office:value-type="float" office:value="-0.915" calcext:value-type="float">
            <text:p>-0.915</text:p>
          </table:table-cell>
          <table:table-cell table:formula="of:=AVERAGE([.F83:.Q83])" office:value-type="float" office:value="-0.825" calcext:value-type="float">
            <text:p>-0.825</text:p>
          </table:table-cell>
          <table:table-cell table:formula="of:=AVERAGE([.E79:.E83])" office:value-type="float" office:value="3.7144560027985" calcext:value-type="float">
            <text:p>3.714</text:p>
          </table:table-cell>
          <table:table-cell table:formula="of:=STDEV([.F83:.Q83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80:.C84])" office:value-type="float" office:value="-0.796666666666667" calcext:value-type="float">
            <text:p>-0.797</text:p>
          </table:table-cell>
          <table:table-cell table:formula="of:=AVERAGE([.F84:.Q84])" office:value-type="float" office:value="-1.14166666666667" calcext:value-type="float">
            <text:p>-1.142</text:p>
          </table:table-cell>
          <table:table-cell table:formula="of:=AVERAGE([.E80:.E84])" office:value-type="float" office:value="3.93588130240093" calcext:value-type="float">
            <text:p>3.936</text:p>
          </table:table-cell>
          <table:table-cell table:formula="of:=STDEV([.F84:.Q84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81:.C85])" office:value-type="float" office:value="-1.00333333333333" calcext:value-type="float">
            <text:p>-1.003</text:p>
          </table:table-cell>
          <table:table-cell table:formula="of:=AVERAGE([.F85:.Q85])" office:value-type="float" office:value="-2.41666666666667" calcext:value-type="float">
            <text:p>-2.417</text:p>
          </table:table-cell>
          <table:table-cell table:formula="of:=AVERAGE([.E81:.E85])" office:value-type="float" office:value="4.29420958809007" calcext:value-type="float">
            <text:p>4.294</text:p>
          </table:table-cell>
          <table:table-cell table:formula="of:=STDEV([.F85:.Q85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82:.C86])" office:value-type="float" office:value="-1.40833333333333" calcext:value-type="float">
            <text:p>-1.408</text:p>
          </table:table-cell>
          <table:table-cell table:formula="of:=AVERAGE([.F86:.Q86])" office:value-type="float" office:value="-1.325" calcext:value-type="float">
            <text:p>-1.325</text:p>
          </table:table-cell>
          <table:table-cell table:formula="of:=AVERAGE([.E82:.E86])" office:value-type="float" office:value="4.64126787172366" calcext:value-type="float">
            <text:p>4.641</text:p>
          </table:table-cell>
          <table:table-cell table:formula="of:=STDEV([.F86:.Q86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83:.C87])" office:value-type="float" office:value="-1.11666666666667" calcext:value-type="float">
            <text:p>-1.117</text:p>
          </table:table-cell>
          <table:table-cell table:formula="of:=AVERAGE([.F87:.Q87])" office:value-type="float" office:value="0.125" calcext:value-type="float">
            <text:p>0.125</text:p>
          </table:table-cell>
          <table:table-cell table:formula="of:=AVERAGE([.E83:.E87])" office:value-type="float" office:value="4.62834785827693" calcext:value-type="float">
            <text:p>4.628</text:p>
          </table:table-cell>
          <table:table-cell table:formula="of:=STDEV([.F87:.Q87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84:.C88])" office:value-type="float" office:value="-0.908333333333333" calcext:value-type="float">
            <text:p>-0.908</text:p>
          </table:table-cell>
          <table:table-cell table:formula="of:=AVERAGE([.F88:.Q88])" office:value-type="float" office:value="0.216666666666667" calcext:value-type="float">
            <text:p>0.217</text:p>
          </table:table-cell>
          <table:table-cell table:formula="of:=AVERAGE([.E84:.E88])" office:value-type="float" office:value="4.54182985003912" calcext:value-type="float">
            <text:p>4.542</text:p>
          </table:table-cell>
          <table:table-cell table:formula="of:=STDEV([.F88:.Q88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85:.C89])" office:value-type="float" office:value="-0.746666666666667" calcext:value-type="float">
            <text:p>-0.747</text:p>
          </table:table-cell>
          <table:table-cell table:formula="of:=AVERAGE([.F89:.Q89])" office:value-type="float" office:value="-0.333333333333333" calcext:value-type="float">
            <text:p>-0.333</text:p>
          </table:table-cell>
          <table:table-cell table:formula="of:=AVERAGE([.E85:.E89])" office:value-type="float" office:value="4.29555603156687" calcext:value-type="float">
            <text:p>4.296</text:p>
          </table:table-cell>
          <table:table-cell table:formula="of:=STDEV([.F89:.Q89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86:.C90])" office:value-type="float" office:value="-0.331666666666667" calcext:value-type="float">
            <text:p>-0.332</text:p>
          </table:table-cell>
          <table:table-cell table:formula="of:=AVERAGE([.F90:.Q90])" office:value-type="float" office:value="-0.341666666666667" calcext:value-type="float">
            <text:p>-0.342</text:p>
          </table:table-cell>
          <table:table-cell table:formula="of:=AVERAGE([.E86:.E90])" office:value-type="float" office:value="3.96289782085143" calcext:value-type="float">
            <text:p>3.963</text:p>
          </table:table-cell>
          <table:table-cell table:formula="of:=STDEV([.F90:.Q90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87:.C91])" office:value-type="float" office:value="-0.0933333333333334" calcext:value-type="float">
            <text:p>-0.093</text:p>
          </table:table-cell>
          <table:table-cell table:formula="of:=AVERAGE([.F91:.Q91])" office:value-type="float" office:value="-0.133333333333333" calcext:value-type="float">
            <text:p>-0.133</text:p>
          </table:table-cell>
          <table:table-cell table:formula="of:=AVERAGE([.E87:.E91])" office:value-type="float" office:value="3.74348229995778" calcext:value-type="float">
            <text:p>3.743</text:p>
          </table:table-cell>
          <table:table-cell table:formula="of:=STDEV([.F91:.Q91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88:.C92])" office:value-type="float" office:value="-0.233333333333333" calcext:value-type="float">
            <text:p>-0.233</text:p>
          </table:table-cell>
          <table:table-cell table:formula="of:=AVERAGE([.F92:.Q92])" office:value-type="float" office:value="-0.575" calcext:value-type="float">
            <text:p>-0.575</text:p>
          </table:table-cell>
          <table:table-cell table:formula="of:=AVERAGE([.E88:.E92])" office:value-type="float" office:value="3.57391917078585" calcext:value-type="float">
            <text:p>3.574</text:p>
          </table:table-cell>
          <table:table-cell table:formula="of:=STDEV([.F92:.Q92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89:.C93])" office:value-type="float" office:value="-0.413333333333333" calcext:value-type="float">
            <text:p>-0.413</text:p>
          </table:table-cell>
          <table:table-cell table:formula="of:=AVERAGE([.F93:.Q93])" office:value-type="float" office:value="-0.683333333333333" calcext:value-type="float">
            <text:p>-0.683</text:p>
          </table:table-cell>
          <table:table-cell table:formula="of:=AVERAGE([.E89:.E93])" office:value-type="float" office:value="3.67876298550485" calcext:value-type="float">
            <text:p>3.679</text:p>
          </table:table-cell>
          <table:table-cell table:formula="of:=STDEV([.F93:.Q93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90:.C94])" office:value-type="float" office:value="-0.558333333333333" calcext:value-type="float">
            <text:p>-0.558</text:p>
          </table:table-cell>
          <table:table-cell table:formula="of:=AVERAGE([.F94:.Q94])" office:value-type="float" office:value="-1.05833333333333" calcext:value-type="float">
            <text:p>-1.058</text:p>
          </table:table-cell>
          <table:table-cell table:formula="of:=AVERAGE([.E90:.E94])" office:value-type="float" office:value="3.72341606461508" calcext:value-type="float">
            <text:p>3.723</text:p>
          </table:table-cell>
          <table:table-cell table:formula="of:=STDEV([.F94:.Q94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91:.C95])" office:value-type="float" office:value="-0.566666666666667" calcext:value-type="float">
            <text:p>-0.567</text:p>
          </table:table-cell>
          <table:table-cell table:formula="of:=AVERAGE([.F95:.Q95])" office:value-type="float" office:value="-0.383333333333333" calcext:value-type="float">
            <text:p>-0.383</text:p>
          </table:table-cell>
          <table:table-cell table:formula="of:=AVERAGE([.E91:.E95])" office:value-type="float" office:value="3.85068373976562" calcext:value-type="float">
            <text:p>3.851</text:p>
          </table:table-cell>
          <table:table-cell table:formula="of:=STDEV([.F95:.Q95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92:.C96])" office:value-type="float" office:value="-0.413333333333333" calcext:value-type="float">
            <text:p>-0.413</text:p>
          </table:table-cell>
          <table:table-cell table:formula="of:=AVERAGE([.F96:.Q96])" office:value-type="float" office:value="0.633333333333333" calcext:value-type="float">
            <text:p>0.633</text:p>
          </table:table-cell>
          <table:table-cell table:formula="of:=AVERAGE([.E92:.E96])" office:value-type="float" office:value="3.9121216156943" calcext:value-type="float">
            <text:p>3.912</text:p>
          </table:table-cell>
          <table:table-cell table:formula="of:=STDEV([.F96:.Q96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93:.C97])" office:value-type="float" office:value="-0.32" calcext:value-type="float">
            <text:p>-0.320</text:p>
          </table:table-cell>
          <table:table-cell table:formula="of:=AVERAGE([.F97:.Q97])" office:value-type="float" office:value="-0.108333333333333" calcext:value-type="float">
            <text:p>-0.108</text:p>
          </table:table-cell>
          <table:table-cell table:formula="of:=AVERAGE([.E93:.E97])" office:value-type="float" office:value="4.12813435743521" calcext:value-type="float">
            <text:p>4.128</text:p>
          </table:table-cell>
          <table:table-cell table:formula="of:=STDEV([.F97:.Q97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94:.C98])" office:value-type="float" office:value="-0.256666666666666" calcext:value-type="float">
            <text:p>-0.257</text:p>
          </table:table-cell>
          <table:table-cell table:formula="of:=AVERAGE([.F98:.Q98])" office:value-type="float" office:value="-0.366666666666667" calcext:value-type="float">
            <text:p>-0.367</text:p>
          </table:table-cell>
          <table:table-cell table:formula="of:=AVERAGE([.E94:.E98])" office:value-type="float" office:value="4.23298687571717" calcext:value-type="float">
            <text:p>4.233</text:p>
          </table:table-cell>
          <table:table-cell table:formula="of:=STDEV([.F98:.Q98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95:.C99])" office:value-type="float" office:value="0.201666666666667" calcext:value-type="float">
            <text:p>0.202</text:p>
          </table:table-cell>
          <table:table-cell table:formula="of:=AVERAGE([.F99:.Q99])" office:value-type="float" office:value="1.23333333333333" calcext:value-type="float">
            <text:p>1.233</text:p>
          </table:table-cell>
          <table:table-cell table:formula="of:=AVERAGE([.E95:.E99])" office:value-type="float" office:value="4.26342974758658" calcext:value-type="float">
            <text:p>4.263</text:p>
          </table:table-cell>
          <table:table-cell table:formula="of:=STDEV([.F99:.Q99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96:.C100])" office:value-type="float" office:value="0.343333333333333" calcext:value-type="float">
            <text:p>0.343</text:p>
          </table:table-cell>
          <table:table-cell table:formula="of:=AVERAGE([.F100:.Q100])" office:value-type="float" office:value="0.325" calcext:value-type="float">
            <text:p>0.325</text:p>
          </table:table-cell>
          <table:table-cell table:formula="of:=AVERAGE([.E96:.E100])" office:value-type="float" office:value="4.23707749376404" calcext:value-type="float">
            <text:p>4.237</text:p>
          </table:table-cell>
          <table:table-cell table:formula="of:=STDEV([.F100:.Q100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97:.C101])" office:value-type="float" office:value="0.381666666666667" calcext:value-type="float">
            <text:p>0.382</text:p>
          </table:table-cell>
          <table:table-cell table:formula="of:=AVERAGE([.F101:.Q101])" office:value-type="float" office:value="0.825" calcext:value-type="float">
            <text:p>0.825</text:p>
          </table:table-cell>
          <table:table-cell table:formula="of:=AVERAGE([.E97:.E101])" office:value-type="float" office:value="4.33030932870965" calcext:value-type="float">
            <text:p>4.330</text:p>
          </table:table-cell>
          <table:table-cell table:formula="of:=STDEV([.F101:.Q101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98:.C102])" office:value-type="float" office:value="0.53" calcext:value-type="float">
            <text:p>0.530</text:p>
          </table:table-cell>
          <table:table-cell table:formula="of:=AVERAGE([.F102:.Q102])" office:value-type="float" office:value="0.633333333333333" calcext:value-type="float">
            <text:p>0.633</text:p>
          </table:table-cell>
          <table:table-cell table:formula="of:=AVERAGE([.E98:.E102])" office:value-type="float" office:value="4.12178523129952" calcext:value-type="float">
            <text:p>4.122</text:p>
          </table:table-cell>
          <table:table-cell table:formula="of:=STDEV([.F102:.Q102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99:.C103])" office:value-type="float" office:value="0.791666666666667" calcext:value-type="float">
            <text:p>0.792</text:p>
          </table:table-cell>
          <table:table-cell table:formula="of:=AVERAGE([.F103:.Q103])" office:value-type="float" office:value="0.941666666666666" calcext:value-type="float">
            <text:p>0.942</text:p>
          </table:table-cell>
          <table:table-cell table:formula="of:=AVERAGE([.E99:.E103])" office:value-type="float" office:value="3.8876398353696" calcext:value-type="float">
            <text:p>3.888</text:p>
          </table:table-cell>
          <table:table-cell table:formula="of:=STDEV([.F103:.Q103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100:.C104])" office:value-type="float" office:value="0.613333333333333" calcext:value-type="float">
            <text:p>0.613</text:p>
          </table:table-cell>
          <table:table-cell table:formula="of:=AVERAGE([.F104:.Q104])" office:value-type="float" office:value="0.341666666666667" calcext:value-type="float">
            <text:p>0.342</text:p>
          </table:table-cell>
          <table:table-cell table:formula="of:=AVERAGE([.E100:.E104])" office:value-type="float" office:value="3.73821468448544" calcext:value-type="float">
            <text:p>3.738</text:p>
          </table:table-cell>
          <table:table-cell table:formula="of:=STDEV([.F104:.Q104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101:.C105])" office:value-type="float" office:value="0.685" calcext:value-type="float">
            <text:p>0.685</text:p>
          </table:table-cell>
          <table:table-cell table:formula="of:=AVERAGE([.F105:.Q105])" office:value-type="float" office:value="0.683333333333333" calcext:value-type="float">
            <text:p>0.683</text:p>
          </table:table-cell>
          <table:table-cell table:formula="of:=AVERAGE([.E101:.E105])" office:value-type="float" office:value="3.67916919060126" calcext:value-type="float">
            <text:p>3.679</text:p>
          </table:table-cell>
          <table:table-cell table:formula="of:=STDEV([.F105:.Q105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102:.C106])" office:value-type="float" office:value="0.673333333333333" calcext:value-type="float">
            <text:p>0.673</text:p>
          </table:table-cell>
          <table:table-cell table:formula="of:=AVERAGE([.F106:.Q106])" office:value-type="float" office:value="0.766666666666667" calcext:value-type="float">
            <text:p>0.767</text:p>
          </table:table-cell>
          <table:table-cell table:formula="of:=AVERAGE([.E102:.E106])" office:value-type="float" office:value="3.61861138597174" calcext:value-type="float">
            <text:p>3.619</text:p>
          </table:table-cell>
          <table:table-cell table:formula="of:=STDEV([.F106:.Q106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103:.C107])" office:value-type="float" office:value="0.643333333333333" calcext:value-type="float">
            <text:p>0.643</text:p>
          </table:table-cell>
          <table:table-cell table:formula="of:=AVERAGE([.F107:.Q107])" office:value-type="float" office:value="0.483333333333333" calcext:value-type="float">
            <text:p>0.483</text:p>
          </table:table-cell>
          <table:table-cell table:formula="of:=AVERAGE([.E103:.E107])" office:value-type="float" office:value="3.75154262831657" calcext:value-type="float">
            <text:p>3.752</text:p>
          </table:table-cell>
          <table:table-cell table:formula="of:=STDEV([.F107:.Q107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104:.C108])" office:value-type="float" office:value="0.648333333333333" calcext:value-type="float">
            <text:p>0.648</text:p>
          </table:table-cell>
          <table:table-cell table:formula="of:=AVERAGE([.F108:.Q108])" office:value-type="float" office:value="0.966666666666666" calcext:value-type="float">
            <text:p>0.967</text:p>
          </table:table-cell>
          <table:table-cell table:formula="of:=AVERAGE([.E104:.E108])" office:value-type="float" office:value="3.86807146391373" calcext:value-type="float">
            <text:p>3.868</text:p>
          </table:table-cell>
          <table:table-cell table:formula="of:=STDEV([.F108:.Q108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105:.C109])" office:value-type="float" office:value="0.656666666666666" calcext:value-type="float">
            <text:p>0.657</text:p>
          </table:table-cell>
          <table:table-cell table:formula="of:=AVERAGE([.F109:.Q109])" office:value-type="float" office:value="0.383333333333333" calcext:value-type="float">
            <text:p>0.383</text:p>
          </table:table-cell>
          <table:table-cell table:formula="of:=AVERAGE([.E105:.E109])" office:value-type="float" office:value="3.78309359869982" calcext:value-type="float">
            <text:p>3.783</text:p>
          </table:table-cell>
          <table:table-cell table:formula="of:=STDEV([.F109:.Q109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106:.C110])" office:value-type="float" office:value="0.551666666666667" calcext:value-type="float">
            <text:p>0.552</text:p>
          </table:table-cell>
          <table:table-cell table:formula="of:=AVERAGE([.F110:.Q110])" office:value-type="float" office:value="0.158333333333333" calcext:value-type="float">
            <text:p>0.158</text:p>
          </table:table-cell>
          <table:table-cell table:formula="of:=AVERAGE([.E106:.E110])" office:value-type="float" office:value="3.82761897549518" calcext:value-type="float">
            <text:p>3.828</text:p>
          </table:table-cell>
          <table:table-cell table:formula="of:=STDEV([.F110:.Q110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107:.C111])" office:value-type="float" office:value="0.775" calcext:value-type="float">
            <text:p>0.775</text:p>
          </table:table-cell>
          <table:table-cell table:formula="of:=AVERAGE([.F111:.Q111])" office:value-type="float" office:value="1.88333333333333" calcext:value-type="float">
            <text:p>1.883</text:p>
          </table:table-cell>
          <table:table-cell table:formula="of:=AVERAGE([.E107:.E111])" office:value-type="float" office:value="3.80267692129832" calcext:value-type="float">
            <text:p>3.803</text:p>
          </table:table-cell>
          <table:table-cell table:formula="of:=STDEV([.F111:.Q111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108:.C112])" office:value-type="float" office:value="0.86" calcext:value-type="float">
            <text:p>0.860</text:p>
          </table:table-cell>
          <table:table-cell table:formula="of:=AVERAGE([.F112:.Q112])" office:value-type="float" office:value="0.908333333333333" calcext:value-type="float">
            <text:p>0.908</text:p>
          </table:table-cell>
          <table:table-cell table:formula="of:=AVERAGE([.E108:.E112])" office:value-type="float" office:value="3.77705163500997" calcext:value-type="float">
            <text:p>3.777</text:p>
          </table:table-cell>
          <table:table-cell table:formula="of:=STDEV([.F112:.Q112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109:.C113])" office:value-type="float" office:value="1.1" calcext:value-type="float">
            <text:p>1.100</text:p>
          </table:table-cell>
          <table:table-cell table:formula="of:=AVERAGE([.F113:.Q113])" office:value-type="float" office:value="2.16666666666667" calcext:value-type="float">
            <text:p>2.167</text:p>
          </table:table-cell>
          <table:table-cell table:formula="of:=AVERAGE([.E109:.E113])" office:value-type="float" office:value="3.76137533179009" calcext:value-type="float">
            <text:p>3.761</text:p>
          </table:table-cell>
          <table:table-cell table:formula="of:=STDEV([.F113:.Q113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110:.C114])" office:value-type="float" office:value="1.38515151515152" calcext:value-type="float">
            <text:p>1.385</text:p>
          </table:table-cell>
          <table:table-cell table:formula="of:=AVERAGE([.F114:.Q114])" office:value-type="float" office:value="1.80909090909091" calcext:value-type="float">
            <text:p>1.809</text:p>
          </table:table-cell>
          <table:table-cell table:formula="of:=AVERAGE([.E110:.E114])" office:value-type="float" office:value="4.04517480259088" calcext:value-type="float">
            <text:p>4.045</text:p>
          </table:table-cell>
          <table:table-cell table:formula="of:=STDEV([.F114:.Q114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111:.C115])" office:value-type="float" office:value="1.30681818181818" calcext:value-type="float">
            <text:p>1.307</text:p>
          </table:table-cell>
          <table:table-cell table:formula="of:=AVERAGE([.F115:.Q115])" office:value-type="float" office:value="-0.233333333333333" calcext:value-type="float">
            <text:p>-0.233</text:p>
          </table:table-cell>
          <table:table-cell table:formula="of:=AVERAGE([.E111:.E115])" office:value-type="float" office:value="3.48707586992838" calcext:value-type="float">
            <text:p>3.487</text:p>
          </table:table-cell>
          <table:table-cell table:formula="of:=STDEV([.F115:.Q115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15.97mm" svg:y="319.5mm">
            <draw:object draw:notify-on-update-of-ranges="Sheet1.A18:Sheet1.A115 Sheet1.B17:Sheet1.B17 Sheet1.B18:Sheet1.B115 Sheet1.A18:Sheet1.A115 Sheet1.D17:Sheet1.D17 Sheet1.D18:Sheet1.D1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5.67mm" svg:height="125.31mm" svg:x="25.77mm" svg:y="184.91mm">
            <draw:object draw:notify-on-update-of-ranges="Sheet1.A18:Sheet1.A115 Sheet1.C17:Sheet1.C17 Sheet1.C18:Sheet1.C1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95.67mm" svg:height="125.31mm" svg:x="19.17mm" svg:y="461.95mm">
            <draw:object draw:notify-on-update-of-ranges="Sheet1.A18:Sheet1.A115 Sheet1.B17:Sheet1.B17 Sheet1.B18:Sheet1.B1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5.67mm" svg:height="125.31mm" svg:x="20.54mm" svg:y="48.56mm">
            <draw:object draw:notify-on-update-of-ranges="Sheet1.A18:Sheet1.A115 Sheet1.C17:Sheet1.C17 Sheet1.C18:Sheet1.C115 Sheet1.A18:Sheet1.A115 Sheet1.E17:Sheet1.E17 Sheet1.E18:Sheet1.E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9:42:16.589566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5T10:29:11.644617774</dc:date>
    <meta:editing-duration>PT1H51M16S</meta:editing-duration>
    <meta:editing-cycles>10</meta:editing-cycles>
    <meta:generator>LibreOffice/6.0.3.2$Linux_X86_64 LibreOffice_project/00m0$Build-2</meta:generator>
    <meta:document-statistic meta:table-count="2" meta:cell-count="287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5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514cm" style:legend-expansion-aspect-ratio="4.07859973579921" chart:style-name="ch4"/>
        <chart:plot-area chart:style-name="ch5" table:cell-range-address="Sheet1.A18:Sheet1.A115 Sheet1.C17:Sheet1.C115 Sheet1.E17:Sheet1.E115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18:Sheet1.E115" chart:label-cell-address="Sheet1.E17:Sheet1.E17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  <table:table-cell office:value-type="string">
                <text:p>StdDev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  <table:table-cell office:value-type="float" office:value="4.16721511541963">
                <text:p>4.16721511541963</text:p>
                <draw:g>
                  <svg:desc>Sheet1.E18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7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778cm" svg:y="2.084cm" style:legend-expansion="custom" chartooo:width="7.086cm" chartooo:height="1.499cm" style:legend-expansion-aspect-ratio="4.72715143428953" chart:style-name="ch4"/>
        <chart:plot-area chart:style-name="ch5" table:cell-range-address="Sheet1.A18:Sheet1.B115 Sheet1.B17:Sheet1.B17 Sheet1.D17:Sheet1.D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18:Sheet1.D115" chart:label-cell-address="Sheet1.D17:Sheet1.D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rolling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  <table:table-cell office:value-type="float" office:value="NaN">
                <text:p>NaN</text:p>
                <draw:g>
                  <svg:desc>Sheet1.D18:Sheet1.D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3.78018585170966">
                <text:p>3.7801858517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3.70995771952932">
                <text:p>3.70995771952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3.76907490937943">
                <text:p>3.7690749093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3.77173165598959">
                <text:p>3.77173165598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48833298758409">
                <text:p>3.48833298758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3.51923776830091">
                <text:p>3.51923776830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3.54981698855531">
                <text:p>3.54981698855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3.52028307440654">
                <text:p>3.52028307440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3.72644134430031">
                <text:p>3.7264413443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4.20595917622085">
                <text:p>4.2059591762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4.09950244070348">
                <text:p>4.0995024407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4.26703317294936">
                <text:p>4.2670331729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4.28883326622732">
                <text:p>4.28883326622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4.30746481878179">
                <text:p>4.3074648187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4.11101590997128">
                <text:p>4.1110159099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4.23318568357817">
                <text:p>4.2331856835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4.20657032348012">
                <text:p>4.20657032348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4.47521399851702">
                <text:p>4.47521399851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4.67906771947636">
                <text:p>4.67906771947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4.69991687332811">
                <text:p>4.6999168733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4.69512957251744">
                <text:p>4.6951295725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4.59736076630272">
                <text:p>4.5973607663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4.53323117501577">
                <text:p>4.53323117501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4.23169311763457">
                <text:p>4.23169311763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4.09770557361138">
                <text:p>4.09770557361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4.05853889580282">
                <text:p>4.05853889580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4.05384963760053">
                <text:p>4.05384963760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3.81131516535643">
                <text:p>3.81131516535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4.03626002399851">
                <text:p>4.03626002399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4.12314724868251">
                <text:p>4.1231472486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4.27153679537585">
                <text:p>4.27153679537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4.06201397635292">
                <text:p>4.0620139763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3.91983245622993">
                <text:p>3.91983245622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3.65723698581774">
                <text:p>3.65723698581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3.65031703436125">
                <text:p>3.65031703436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3.42947277358627">
                <text:p>3.4294727735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3.73192556461659">
                <text:p>3.73192556461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3.89452907745188">
                <text:p>3.89452907745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4.17215737367272">
                <text:p>4.1721573736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4.13135737549192">
                <text:p>4.13135737549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4.4227864965102">
                <text:p>4.4227864965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4.54909611048915">
                <text:p>4.5490961104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4.68043580530455">
                <text:p>4.6804358053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4.8413766692283">
                <text:p>4.841376669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5.34568070097641">
                <text:p>5.34568070097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5.24749680312532">
                <text:p>5.2474968031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5.21674824936856">
                <text:p>5.21674824936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5.0551308878758">
                <text:p>5.0551308878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5.03571542067761">
                <text:p>5.03571542067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4.4031724877589">
                <text:p>4.4031724877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4.36922003303379">
                <text:p>4.36922003303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4.12999708088695">
                <text:p>4.12999708088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4.23447403338383">
                <text:p>4.23447403338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4.08214584968049">
                <text:p>4.08214584968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4.36495554335251">
                <text:p>4.3649555433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4.30012063824497">
                <text:p>4.30012063824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4.34943861380796">
                <text:p>4.3494386138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4.32733733399269">
                <text:p>4.32733733399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4.08978553646382">
                <text:p>4.0897855364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3.73934299816657">
                <text:p>3.73934299816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3.7752108371396">
                <text:p>3.775210837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3.7144560027985">
                <text:p>3.7144560027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3.93588130240093">
                <text:p>3.93588130240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4.29420958809007">
                <text:p>4.29420958809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4.64126787172366">
                <text:p>4.64126787172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4.62834785827693">
                <text:p>4.62834785827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4.54182985003912">
                <text:p>4.5418298500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4.29555603156687">
                <text:p>4.29555603156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3.96289782085143">
                <text:p>3.9628978208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3.74348229995778">
                <text:p>3.7434822999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3.57391917078585">
                <text:p>3.57391917078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67876298550485">
                <text:p>3.67876298550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3.72341606461508">
                <text:p>3.72341606461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3.85068373976562">
                <text:p>3.85068373976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9121216156943">
                <text:p>3.9121216156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4.12813435743521">
                <text:p>4.1281343574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4.23298687571717">
                <text:p>4.23298687571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4.26342974758658">
                <text:p>4.26342974758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4.23707749376404">
                <text:p>4.23707749376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4.33030932870965">
                <text:p>4.33030932870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4.12178523129952">
                <text:p>4.1217852312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3.8876398353696">
                <text:p>3.8876398353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3.73821468448544">
                <text:p>3.73821468448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3.67916919060126">
                <text:p>3.6791691906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3.61861138597174">
                <text:p>3.61861138597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3.75154262831657">
                <text:p>3.75154262831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3.86807146391373">
                <text:p>3.86807146391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3.78309359869982">
                <text:p>3.78309359869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3.82761897549518">
                <text:p>3.82761897549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3.80267692129832">
                <text:p>3.80267692129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3.77705163500997">
                <text:p>3.7770516350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3.76137533179009">
                <text:p>3.76137533179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4.04517480259088">
                <text:p>4.04517480259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3.48707586992838">
                <text:p>3.487075869928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393cm" svg:y="2.328cm" style:legend-expansion="custom" chartooo:width="8.134cm" chartooo:height="1.499cm" style:legend-expansion-aspect-ratio="5.42628418945964" chart:style-name="ch4"/>
        <chart:plot-area chart:style-name="ch5" table:cell-range-address="Sheet1.A18:Sheet1.A115 Sheet1.C17:Sheet1.C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18:Sheet1.B115 Sheet1.B17:Sheet1.B17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185cm" svg:y="2.175cm" style:legend-expansion="custom" chartooo:width="9.592cm" chartooo:height="1.499cm" style:legend-expansion-aspect-ratio="6.39893262174783" chart:style-name="ch4"/>
        <chart:plot-area chart:style-name="ch5" table:cell-range-address="Sheet1.A18:Sheet1.A115 Sheet1.C17:Sheet1.C115 Sheet1.E17:Sheet1.E115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E18:Sheet1.E115" chart:label-cell-address="Sheet1.E17:Sheet1.E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  <table:table-cell office:value-type="string">
                <text:p>StdDev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  <table:table-cell office:value-type="float" office:value="4.16721511541963">
                <text:p>4.16721511541963</text:p>
                <draw:g>
                  <svg:desc>Sheet1.E18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